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7742" officeooo:paragraph-rsid="001d7742"/>
    </style:style>
    <style:style style:name="P2" style:family="paragraph" style:parent-style-name="Standard">
      <style:text-properties fo:font-weight="bold" officeooo:rsid="001d7742" officeooo:paragraph-rsid="001d7742" style:font-weight-asian="bold" style:font-weight-complex="bold"/>
    </style:style>
    <style:style style:name="P3" style:family="paragraph" style:parent-style-name="Standard">
      <style:text-properties officeooo:rsid="001ef456" officeooo:paragraph-rsid="001ef456"/>
    </style:style>
    <style:style style:name="P4" style:family="paragraph" style:parent-style-name="Standard">
      <style:text-properties officeooo:rsid="001f9562" officeooo:paragraph-rsid="001f9562"/>
    </style:style>
    <style:style style:name="P5" style:family="paragraph" style:parent-style-name="Standard">
      <style:text-properties officeooo:rsid="0020b724" officeooo:paragraph-rsid="002565d7"/>
    </style:style>
    <style:style style:name="P6" style:family="paragraph" style:parent-style-name="Standard">
      <style:text-properties fo:color="#2a6099" officeooo:rsid="001f9562" officeooo:paragraph-rsid="001f9562"/>
    </style:style>
    <style:style style:name="P7" style:family="paragraph" style:parent-style-name="Standard">
      <style:text-properties fo:color="#2a6099" officeooo:rsid="0029658f" officeooo:paragraph-rsid="0029658f"/>
    </style:style>
    <style:style style:name="P8" style:family="paragraph" style:parent-style-name="Standard">
      <style:text-properties officeooo:rsid="0026cce2" officeooo:paragraph-rsid="0026cce2"/>
    </style:style>
    <style:style style:name="P9" style:family="paragraph" style:parent-style-name="Standard">
      <style:text-properties officeooo:rsid="002ddecc" officeooo:paragraph-rsid="002ddecc"/>
    </style:style>
    <style:style style:name="P10" style:family="paragraph" style:parent-style-name="Standard">
      <style:text-properties officeooo:rsid="0033184a" officeooo:paragraph-rsid="0033184a"/>
    </style:style>
    <style:style style:name="P11" style:family="paragraph" style:parent-style-name="Standard">
      <style:text-properties fo:color="#c9211e" officeooo:rsid="0033184a" officeooo:paragraph-rsid="0033184a"/>
    </style:style>
    <style:style style:name="P12" style:family="paragraph" style:parent-style-name="Standard">
      <style:text-properties officeooo:rsid="0033fb57" officeooo:paragraph-rsid="002facc8"/>
    </style:style>
    <style:style style:name="P13" style:family="paragraph" style:parent-style-name="Standard">
      <style:text-properties officeooo:rsid="0033fb57" officeooo:paragraph-rsid="0033fb57"/>
    </style:style>
    <style:style style:name="P14" style:family="paragraph" style:parent-style-name="Standard">
      <style:paragraph-properties fo:break-before="page"/>
      <style:text-properties officeooo:rsid="002ddecc" officeooo:paragraph-rsid="002ddecc"/>
    </style:style>
    <style:style style:name="P15" style:family="paragraph" style:parent-style-name="Standard">
      <style:paragraph-properties fo:break-before="page"/>
      <style:text-properties officeooo:rsid="0033184a" officeooo:paragraph-rsid="0033184a"/>
    </style:style>
    <style:style style:name="P16" style:family="paragraph" style:parent-style-name="Standard">
      <style:paragraph-properties fo:break-before="page"/>
      <style:text-properties fo:font-weight="bold" officeooo:rsid="0033fb57" officeooo:paragraph-rsid="0033fb57" style:font-weight-asian="bold" style:font-weight-complex="bold"/>
    </style:style>
    <style:style style:name="P17" style:family="paragraph" style:parent-style-name="Standard" style:list-style-name="L1"/>
    <style:style style:name="P18" style:family="paragraph" style:parent-style-name="Standard" style:list-style-name="L1">
      <style:text-properties officeooo:rsid="001d7742" officeooo:paragraph-rsid="001d7742"/>
    </style:style>
    <style:style style:name="P19" style:family="paragraph" style:parent-style-name="Standard" style:list-style-name="L1">
      <style:text-properties officeooo:rsid="001ef456" officeooo:paragraph-rsid="001ef456"/>
    </style:style>
    <style:style style:name="P20" style:family="paragraph" style:parent-style-name="Standard" style:list-style-name="L2">
      <style:text-properties officeooo:rsid="001f9562" officeooo:paragraph-rsid="001f9562"/>
    </style:style>
    <style:style style:name="P21" style:family="paragraph" style:parent-style-name="Standard" style:list-style-name="L2">
      <style:text-properties officeooo:rsid="0020b724" officeooo:paragraph-rsid="0033184a"/>
    </style:style>
    <style:style style:name="P22" style:family="paragraph" style:parent-style-name="Standard" style:list-style-name="L2">
      <style:text-properties officeooo:rsid="0020b724" officeooo:paragraph-rsid="0020b724"/>
    </style:style>
    <style:style style:name="P23" style:family="paragraph" style:parent-style-name="Standard" style:list-style-name="L2">
      <style:text-properties officeooo:rsid="0020b724" officeooo:paragraph-rsid="002facc8"/>
    </style:style>
    <style:style style:name="P24" style:family="paragraph" style:parent-style-name="Standard" style:list-style-name="L2">
      <style:text-properties officeooo:rsid="0020b724" officeooo:paragraph-rsid="00240987"/>
    </style:style>
    <style:style style:name="P25" style:family="paragraph" style:parent-style-name="Standard" style:list-style-name="L2">
      <style:text-properties officeooo:rsid="0020b724" officeooo:paragraph-rsid="002565d7"/>
    </style:style>
    <style:style style:name="P26" style:family="paragraph" style:parent-style-name="Standard" style:list-style-name="L2">
      <style:text-properties officeooo:rsid="0026cce2" officeooo:paragraph-rsid="002facc8"/>
    </style:style>
    <style:style style:name="P27" style:family="paragraph" style:parent-style-name="Standard" style:list-style-name="L2">
      <style:text-properties officeooo:rsid="0026cce2" officeooo:paragraph-rsid="0026cce2"/>
    </style:style>
    <style:style style:name="P28" style:family="paragraph" style:parent-style-name="Standard" style:list-style-name="L2">
      <style:text-properties officeooo:rsid="002facc8" officeooo:paragraph-rsid="002facc8"/>
    </style:style>
    <style:style style:name="P29" style:family="paragraph" style:parent-style-name="Standard" style:list-style-name="L2">
      <style:text-properties officeooo:rsid="003266cb" officeooo:paragraph-rsid="003266cb"/>
    </style:style>
    <style:style style:name="P30" style:family="paragraph" style:parent-style-name="Standard" style:list-style-name="L2">
      <style:text-properties officeooo:rsid="002565d7" officeooo:paragraph-rsid="002565d7"/>
    </style:style>
    <style:style style:name="P31" style:family="paragraph" style:parent-style-name="Standard" style:list-style-name="L3">
      <style:text-properties officeooo:rsid="0033fb57" officeooo:paragraph-rsid="0033fb57"/>
    </style:style>
    <style:style style:name="T1" style:family="text">
      <style:text-properties officeooo:rsid="001ef456"/>
    </style:style>
    <style:style style:name="T2" style:family="text">
      <style:text-properties officeooo:rsid="001f9562"/>
    </style:style>
    <style:style style:name="T3" style:family="text">
      <style:text-properties officeooo:rsid="0020b724"/>
    </style:style>
    <style:style style:name="T4" style:family="text">
      <style:text-properties officeooo:rsid="00228160"/>
    </style:style>
    <style:style style:name="T5" style:family="text">
      <style:text-properties officeooo:rsid="00240987"/>
    </style:style>
    <style:style style:name="T6" style:family="text">
      <style:text-properties officeooo:rsid="002565d7"/>
    </style:style>
    <style:style style:name="T7" style:family="text">
      <style:text-properties officeooo:rsid="0026cce2"/>
    </style:style>
    <style:style style:name="T8" style:family="text">
      <style:text-properties officeooo:rsid="0029658f"/>
    </style:style>
    <style:style style:name="T9" style:family="text">
      <style:text-properties officeooo:rsid="002a0619"/>
    </style:style>
    <style:style style:name="T10" style:family="text">
      <style:text-properties officeooo:rsid="002a8294"/>
    </style:style>
    <style:style style:name="T11" style:family="text">
      <style:text-properties officeooo:rsid="002bcb63"/>
    </style:style>
    <style:style style:name="T12" style:family="text">
      <style:text-properties officeooo:rsid="002beb67"/>
    </style:style>
    <style:style style:name="T13" style:family="text">
      <style:text-properties officeooo:rsid="002ddecc"/>
    </style:style>
    <style:style style:name="T14" style:family="text">
      <style:text-properties officeooo:rsid="002debb9"/>
    </style:style>
    <style:style style:name="T15" style:family="text">
      <style:text-properties fo:color="#c9211e"/>
    </style:style>
    <style:style style:name="T16" style:family="text">
      <style:text-properties fo:color="#c9211e" officeooo:rsid="002debb9"/>
    </style:style>
    <style:style style:name="T17" style:family="text">
      <style:text-properties fo:color="#c9211e" officeooo:rsid="002facc8"/>
    </style:style>
    <style:style style:name="T18" style:family="text">
      <style:text-properties fo:color="#c9211e" officeooo:rsid="0033184a"/>
    </style:style>
    <style:style style:name="T19" style:family="text">
      <style:text-properties fo:color="#c9211e" officeooo:rsid="00363225"/>
    </style:style>
    <style:style style:name="T20" style:family="text">
      <style:text-properties officeooo:rsid="002facc8"/>
    </style:style>
    <style:style style:name="T21" style:family="text">
      <style:text-properties officeooo:rsid="001d7742"/>
    </style:style>
    <style:style style:name="T22" style:family="text">
      <style:text-properties officeooo:rsid="003266cb"/>
    </style:style>
    <style:style style:name="T23" style:family="text">
      <style:text-properties officeooo:rsid="0033184a"/>
    </style:style>
    <style:style style:name="T24" style:family="text">
      <style:text-properties officeooo:rsid="00342631"/>
    </style:style>
    <style:style style:name="T25" style:family="text">
      <style:text-properties officeooo:rsid="00357289"/>
    </style:style>
    <style:style style:name="T26" style:family="text">
      <style:text-properties officeooo:rsid="00375bfa"/>
    </style:style>
    <style:style style:name="T27" style:family="text">
      <style:text-properties officeooo:rsid="003813ce"/>
    </style:style>
    <style:style style:name="T28" style:family="text">
      <style:text-properties style:font-name="sans-serif" fo:font-size="12pt"/>
    </style:style>
    <style:style style:name="T29" style:family="text">
      <style:text-properties officeooo:rsid="003997eb"/>
    </style:style>
    <style:style style:name="T30" style:family="text">
      <style:text-properties officeooo:rsid="003a07a4"/>
    </style:style>
    <style:style style:name="T31" style:family="text">
      <style:text-properties officeooo:rsid="003a54a1"/>
    </style:style>
    <style:style style:name="T32" style:family="text">
      <style:text-properties officeooo:rsid="003c0a0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roduction structure:</text:p>
      <text:p text:style-name="P1"/>
      <text:p text:style-name="P9">Intro Part 1 – Background of GW PE (w/ equations)</text:p>
      <text:p text:style-name="P1"/>
      <text:list xml:id="list2203973048" text:style-name="L1">
        <text:list-item>
          <text:p text:style-name="P18">Intro GWs</text:p>
        </text:list-item>
        <text:list-item>
          <text:p text:style-name="P18">Intro detection pipeline <text:span text:style-name="T9">(macthed filter searches etc)</text:span></text:p>
        </text:list-item>
        <text:list-item>
          <text:p text:style-name="P18">Intro PE <text:span text:style-name="T24">(Include a table defining the 15 params) [Param;symbol;description]</text:span></text:p>
        </text:list-item>
        <text:list-item>
          <text:p text:style-name="P18">Intro Bayesian Stats (brief and specific) – <text:span text:style-name="T31">Introduce Bayesian stats conceptually, bayesian inference numerical and quickly into the framework that allows it LALinference {cite} and BILBY {cite}. </text:span><text:span text:style-name="T32">Talk about evdience here like in hunter’s paper and why that is useful breifly – use for model selection.</text:span></text:p>
        </text:list-item>
        <text:list-item>
          <text:p text:style-name="P17"><text:span text:style-name="T21">Intro old inference methods (likelihood eqn – from michael’s paper, or bilby notes (ref bilby software) and why they are so slow (table with speds form hunter’s paper,</text:span><text:span text:style-name="T2">add NessAI speed too.</text:span><text:span text:style-name="T21">), also introduce software/algorithms to speed them (no DL for now</text:span><text:span text:style-name="T9">) (when discussing how they work talk about modelled waveform banks such as IMRP</text:span><text:span text:style-name="T14">h</text:span><text:span text:style-name="T9">enom</text:span><text:span text:style-name="T14">v2</text:span><text:span text:style-name="T9"> etc and give citations)) </text:span><text:span text:style-name="T13">Note, these old methods are well establsihed and shown to be accurate, that’s why we can use the, as a reference for our target posterior (use same notation throughout for target and proposal) </text:span><text:span text:style-name="T16">(comparative feature 1) </text:span><text:span text:style-name="T22">Talk about how NS is very versatile in getting liklihoods, log evidence and Bayes factors which are useful for...BLANK (this foreshadows are need for this, and can introduce the cucrent vit lims compared to this) </text:span><text:span text:style-name="T27">Need to list our specific waveform gen here, </text:span><text:span text:style-name="T21">IMRPhenomPv2', </text:span><text:span text:style-name="T27">can list some wvaeforms gens here and link them to the ones used in OzGrav paper, IMRPhenomD, </text:span><text:span text:style-name="T28">NRHybSur3dq8 </text:span><text:span text:style-name="T29">are the two OzGrav waveofrms – so at least mention those 3 </text:span></text:p>
        </text:list-item>
      </text:list>
      <text:p text:style-name="P9"/>
      <text:p text:style-name="P14">Intro Part 2 – Motivate specifics/examples of DL implementations</text:p>
      <text:p text:style-name="P1"/>
      <text:list xml:id="list121402984041992" text:continue-numbering="true" text:style-name="L1">
        <text:list-item>
          <text:p text:style-name="P19">Motivate this speed being a problem by introducing MMA</text:p>
        </text:list-item>
        <text:list-item>
          <text:p text:style-name="P19">Intro that DL implementations for a lot of the pipeline, sky searches,</text:p>
        </text:list-item>
        <text:list-item>
          <text:p text:style-name="P19">Intro in particulat for PE</text:p>
        </text:list-item>
        <text:list-item>
          <text:p text:style-name="P19">Intro some software uses DL to enhance old methods (nessai, add another ref)</text:p>
        </text:list-item>
        <text:list-item>
          <text:p text:style-name="P17"><text:span text:style-name="T1">We propose using Deep learning to completely replace the old methods to increase speeds by up tp 8 orders of mag (cite hunter’s paper </text:span><text:span text:style-name="T19">INTRO HUNTER’S PAPER AS PAPER 1.</text:span><text:span text:style-name="T1">) </text:span><text:span text:style-name="T10">vy cirnumventing these likelihoods cals using deep-learning to learn the posterior directly</text:span><text:span text:style-name="T1"> </text:span><text:span text:style-name="T10">by </text:span><text:span text:style-name="T7">technique called </text:span><text:span text:style-name="T12">LFI</text:span><text:span text:style-name="T7"> </text:span><text:span text:style-name="T10">{cite jason lit rev.}</text:span><text:span text:style-name="T7">.</text:span></text:p>
        </text:list-item>
      </text:list>
      <text:p text:style-name="P3"/>
      <text:p text:style-name="P6">Up until this point there has been no specoifics of DL method/architecture, just ‘DL’ the comparitive nature has come from the old mnethods, and more modern version of old methods.</text:p>
      <text:p text:style-name="P6">Now we go on to compare more specifics (do I save all monte equations for methods - <text:span text:style-name="T7">YES</text:span>)</text:p>
      <text:p text:style-name="P4"/>
      <text:p text:style-name="P10"/>
      <text:p text:style-name="P15">Intro Part 3 – Introduce DL and Vitamin</text:p>
      <text:p text:style-name="P4"/>
      <text:list xml:id="list3066363678" text:style-name="L2">
        <text:list-item>
          <text:p text:style-name="P20">Intro DL <text:span text:style-name="T3">as a whole </text:span><text:span text:style-name="T7">(lots of refs), </text:span><text:span text:style-name="T24">define the term hyperparams (as I use them later in the training model section of methods)</text:span></text:p>
        </text:list-item>
        <text:list-item>
          <text:p text:style-name="P21">Intro gen models <text:span text:style-name="T7">(what is their purpose) , </text:span><text:span text:style-name="T11">gen models can be used for LFI </text:span><text:span text:style-name="T18">(</text:span><text:span text:style-name="T17">The tools are Deep Generative models and the technique/task is approximate inference.</text:span><text:span text:style-name="T18">)</text:span></text:p>
        </text:list-item>
        <text:list-item>
          <text:p text:style-name="P22">Intro comparison of gen models form gen model paper, <text:s/>main two being flows and autoencoders. <text:span text:style-name="T7">WHY – have flows/VAEs been used commonly in GW inference...</text:span></text:p>
        </text:list-item>
        <text:list-item>
          <text:p text:style-name="P23">Intro that other papers have shown flows (brief intro of flows) does a good job (nessai and stephen green, <text:span text:style-name="T6">include their timings in the time table – </text:span><text:span text:style-name="T20">defos x2</text:span>), <text:span text:style-name="T20">however, we decideed to go with CVAE due to *BLANK* ← get from the gen model paper </text:span><text:span text:style-name="T16">(comparative feature </text:span><text:span text:style-name="T17">2</text:span><text:span text:style-name="T16">)</text:span></text:p>
        </text:list-item>
        <text:list-item>
          <text:p text:style-name="P24">State we have gone with a type of AE that is well suited <text:span text:style-name="T4">for signal processing (link to gen model paper – directly compare GANs,flows and Aes – need to find a GAN PE paper thern! - </text:span><text:span text:style-name="T5">can’t find paper on GANs so might not need a table to compare, just compare it in prose and use the gen model paper as a ref!</text:span><text:span text:style-name="T4">) </text:span><text:span text:style-name="T25">(state that we go into more detail </text:span></text:p>
        </text:list-item>
        <text:list-item>
          <text:p text:style-name="P25"><text:span text:style-name="T5">Intro what a AE then VAE then CVAE is, then keep specific eqns from hunter’s (not training – keep training for method sections (a) – also keep all monte equations for the methodology section – </text:span><text:span text:style-name="T6">link to vit_flow fig</text:span><text:span text:style-name="T5">) – </text:span><text:span text:style-name="T23">LFI</text:span><text:span text:style-name="T6"> is a technique.</text:span></text:p>
        </text:list-item>
      </text:list>
      <text:p text:style-name="P5"/>
      <text:p text:style-name="P10"/>
      <text:p text:style-name="P15">Intro Part 4 – Vit limitations, intro our methods, their significance and signpost rest of paper!</text:p>
      <text:p text:style-name="P10"/>
      <text:list xml:id="list121404509896890" text:continue-numbering="true" text:style-name="L2">
        <text:list-item>
          <text:p text:style-name="P23"><text:span text:style-name="T6">Talk about vit in a comparitive/critical manner – how fast it is compared to other methods </text:span><text:span text:style-name="T7">(direct comparison to green (cite))</text:span><text:span text:style-name="T16">(comparative feature </text:span><text:span text:style-name="T17">2 (again)</text:span><text:span text:style-name="T16">)</text:span><text:span text:style-name="T7"> </text:span><text:span text:style-name="T6">(link to that table- the table should have a divider between DL and non-DL approachesa) – its limitations in versatility and explainability</text:span></text:p>
        </text:list-item>
        <text:list-item>
          <text:p text:style-name="P26">To improve its limitations verstaility we <text:span text:style-name="T20">present a novel</text:span> method of e<text:span text:style-name="T20">stimating</text:span> likelihood values <text:span text:style-name="T20">of the proposal posterior samples using Monte Carlo methods.</text:span></text:p>
        </text:list-item>
        <text:list-item>
          <text:p text:style-name="P28">Once these likleihoods are estimated, we can use them to improve the results of vit and increase its functionality from merely modelling the posterior. </text:p>
        </text:list-item>
        <text:list-item>
          <text:p text:style-name="P29">A particularly useful application technique is likelihood reweighting using a technique called SIR <text:span text:style-name="T30">{cite SIR1}</text:span> which was shown by {cite OzGrav} to be effecitve in genertive samples from our target posterior. <text:s/><text:span text:style-name="T10">(in conc </text:span>discus how effecitvely it worked for us<text:span text:style-name="T10">, then discu other applications evidence calcs for model selection etc. </text:span><text:span text:style-name="T15">Need to research why we want Bayes factor/evidence and what its used for and why its useful!</text:span><text:span text:style-name="T10">) </text:span><text:span text:style-name="T26">Mention that the OzGrav paper is using the same technique to sample from target posterior of higher order modes waveform compared to their poposal first-oprder waveform approximant.</text:span></text:p>
        </text:list-item>
      </text:list>
      <text:p text:style-name="P5"/>
      <text:p text:style-name="P7">Really focus on critical comparison, how is this method similar/different to what’s done before?</text:p>
      <text:p text:style-name="P7">How significant are these results going forward</text:p>
      <text:p text:style-name="P5"/>
      <text:list xml:id="list121402702472226" text:continue-numbering="true" text:style-name="L2">
        <text:list-item>
          <text:p text:style-name="P30">Use the signposting cleverly to introduce comparisons!</text:p>
        </text:list-item>
        <text:list-item>
          <text:p text:style-name="P27">Sign post methods: sections 2 we dicus the metholody of training our model and using Monte Carlo methods to estimate sample likleihoods for a reduced parameter space. And resampling our approximate posterior. </text:p>
        </text:list-item>
        <text:list-item>
          <text:p text:style-name="P27">In Section 3, we present the results our our monte carlo methods and in section 4 we conclude and discus their suitability and significance as a novel pr<text:span text:style-name="T8">o</text:span>of-of concept method of rapid GW PE, <text:span text:style-name="T8">as well as intuitive immediate next steps to improve our methodology. (more updated less-biased SIR algorithm)</text:span> </text:p>
        </text:list-item>
      </text:list>
      <text:p text:style-name="P8"/>
      <text:p text:style-name="P11">In methodology section be INCREDIBLY SPECIFIC, how loing did stuff take, why did It take so long, what choices were made JUSTIFY such as lower batch size due to problems in vit1. Then in results (&amp; discussion) build on this </text:p>
      <text:p text:style-name="P12"/>
      <text:p text:style-name="P16">Clear Head:</text:p>
      <text:p text:style-name="P13"/>
      <text:p text:style-name="P13"/>
      <text:list xml:id="list3047253115" text:style-name="L3">
        <text:list-item>
          <text:p text:style-name="P31">Use phrases “there has been much recent work on…” <text:span text:style-name="T15">NEED TO KEEP IN MIND THAT THE INTRO IS A LIT REVIEW!!!!</text:span></text:p>
        </text:list-item>
        <text:list-item>
          <text:p text:style-name="P31">Section1 is telling a story, section 2,3,4 can be piece-wise but all link together</text:p>
        </text:list-item>
        <text:list-item>
          <text:p text:style-name="P31">Caption – describe feature</text:p>
        </text:list-item>
        <text:list-item>
          <text:p text:style-name="P31">Results – discus/explain feature</text:p>
        </text:list-item>
        <text:list-item>
          <text:p text:style-name="P31">Conclusion – contextualise significance of feature/plot</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7T09:56:19.041588869</meta:creation-date>
    <meta:generator>LibreOffice/6.4.6.2$Linux_X86_64 LibreOffice_project/40$Build-2</meta:generator>
    <dc:date>2021-03-23T12:14:02.602140765</dc:date>
    <meta:editing-duration>PT6H51M16S</meta:editing-duration>
    <meta:editing-cycles>18</meta:editing-cycles>
    <meta:document-statistic meta:table-count="0" meta:image-count="0" meta:object-count="0" meta:page-count="5" meta:paragraph-count="39" meta:word-count="1050" meta:character-count="6300" meta:non-whitespace-character-count="5288"/>
  </office:meta>
</office:document-meta>
</file>